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C1981583D88E9E9A.png" manifest:media-type="image/png"/>
  <manifest:file-entry manifest:full-path="Pictures/10000201000000A30000016599B02AD1CE40F6F3.png" manifest:media-type="image/png"/>
  <manifest:file-entry manifest:full-path="Pictures/10000201000000EF000000F24A04101BE5130410.png" manifest:media-type="image/png"/>
  <manifest:file-entry manifest:full-path="Pictures/10000201000000EF000000F22DAA0C9E5AAD0BC0.png" manifest:media-type="image/png"/>
  <manifest:file-entry manifest:full-path="Pictures/10000201000000A30000016534DC79C59663E0CA.png" manifest:media-type="image/png"/>
  <manifest:file-entry manifest:full-path="Pictures/10000201000000EF000000F2246FF38452BC96E3.png" manifest:media-type="image/png"/>
  <manifest:file-entry manifest:full-path="Pictures/10000201000000A30000016566A7DA43AB195494.png" manifest:media-type="image/png"/>
  <manifest:file-entry manifest:full-path="Pictures/10000201000000A300000165F02A548D163F31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4.75cm" fo:min-width="4.3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4.75cm" fo:min-width="4.3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2.39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7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244cm"/>
    </style:style>
    <style:style style:name="gr8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4.72cm" fo:min-width="9.0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3.24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1.61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8e9f0"/>
      <style:paragraph-properties fo:text-align="center"/>
    </style:style>
    <style:style style:name="P3" style:family="paragraph">
      <loext:graphic-properties draw:fill-color="#f5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font-weight="bold" style:font-weight-asian="normal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4.8cm" svg:height="5cm" svg:x="38.8cm" svg:y="3.631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3.941cm" svg:y="3.6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2cm" svg:y1="6.431cm" svg:x2="40cm" svg:y2="6.431cm">
            <text:p/>
          </draw:line>
          <draw:g>
            <draw:frame draw:style-name="gr4" draw:text-style-name="P5" draw:layer="layout" svg:width="2.898cm" svg:height="0.806cm" svg:x="39.751cm" svg:y="7.625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113cm" svg:y="5.542cm">
              <draw:image xlink:href="Pictures/10000201000000EF000000F24A04101BE5130410.png" xlink:type="simple" xlink:show="embed" xlink:actuate="onLoad">
                <text:p/>
              </draw:image>
            </draw:frame>
          </draw:g>
          <draw:frame draw:style-name="gr6" draw:text-style-name="P6" draw:layer="layout" svg:width="4.8cm" svg:height="0.806cm" svg:x="34cm" svg:y="3.631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8cm" svg:y="3.631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3.969cm" svg:y="7.625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656cm" svg:y="4.724cm">
              <draw:image xlink:href="Pictures/10000201000000A30000016534DC79C59663E0CA.png" xlink:type="simple" xlink:show="embed" xlink:actuate="onLoad">
                <text:p/>
              </draw:image>
            </draw:frame>
          </draw:g>
          <draw:custom-shape draw:style-name="gr9" draw:text-style-name="P4" draw:layer="layout" svg:width="9.6cm" svg:height="5cm" svg:x="34cm" svg:y="3.63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4.024cm" svg:y="8.631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38.741cm" svg:y="9.962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3.882cm" svg:y="9.96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141cm" svg:y1="12.762cm" svg:x2="39.941cm" svg:y2="12.762cm">
            <text:p/>
          </draw:line>
          <draw:g>
            <draw:frame draw:style-name="gr4" draw:text-style-name="P5" draw:layer="layout" svg:width="2.898cm" svg:height="0.806cm" svg:x="39.692cm" svg:y="13.956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054cm" svg:y="11.873cm">
              <draw:image xlink:href="Pictures/10000201000000EF000000F22DAA0C9E5AAD0BC0.png" xlink:type="simple" xlink:show="embed" xlink:actuate="onLoad">
                <text:p/>
              </draw:image>
            </draw:frame>
          </draw:g>
          <draw:frame draw:style-name="gr6" draw:text-style-name="P6" draw:layer="layout" svg:width="4.8cm" svg:height="0.806cm" svg:x="33.941cm" svg:y="9.962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741cm" svg:y="9.962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3.91cm" svg:y="13.956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597cm" svg:y="11.055cm">
              <draw:image xlink:href="Pictures/10000201000000A30000016566A7DA43AB195494.png" xlink:type="simple" xlink:show="embed" xlink:actuate="onLoad">
                <text:p/>
              </draw:image>
            </draw:frame>
          </draw:g>
          <draw:custom-shape draw:style-name="gr9" draw:text-style-name="P4" draw:layer="layout" svg:width="9.6cm" svg:height="5cm" svg:x="33.941cm" svg:y="9.96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3.965cm" svg:y="14.962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38.859cm" svg:y="16.372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4cm" svg:y="16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259cm" svg:y1="19.172cm" svg:x2="40.059cm" svg:y2="19.172cm">
            <text:p/>
          </draw:line>
          <draw:g>
            <draw:frame draw:style-name="gr4" draw:text-style-name="P5" draw:layer="layout" svg:width="2.898cm" svg:height="0.806cm" svg:x="39.81cm" svg:y="20.366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172cm" svg:y="18.283cm">
              <draw:image xlink:href="Pictures/10000201000000EF000000F2246FF38452BC96E3.png" xlink:type="simple" xlink:show="embed" xlink:actuate="onLoad">
                <text:p/>
              </draw:image>
            </draw:frame>
          </draw:g>
          <draw:frame draw:style-name="gr6" draw:text-style-name="P6" draw:layer="layout" svg:width="4.8cm" svg:height="0.806cm" svg:x="34.059cm" svg:y="16.372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859cm" svg:y="16.372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4.028cm" svg:y="20.366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715cm" svg:y="17.465cm">
              <draw:image xlink:href="Pictures/10000201000000A300000165F02A548D163F3120.png" xlink:type="simple" xlink:show="embed" xlink:actuate="onLoad">
                <text:p/>
              </draw:image>
            </draw:frame>
          </draw:g>
          <draw:custom-shape draw:style-name="gr9" draw:text-style-name="P4" draw:layer="layout" svg:width="9.6cm" svg:height="5cm" svg:x="34.059cm" svg:y="16.37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4.083cm" svg:y="21.372cm">
            <draw:text-box>
              <text:p><text:span text:style-name="T3">Microservice</text:span></text:p>
            </draw:text-box>
          </draw:frame>
        </draw:g>
        <draw:g>
          <draw:frame draw:style-name="gr5" draw:text-style-name="P4" draw:layer="layout" svg:width="2.466cm" svg:height="5.4cm" svg:x="19.98cm" svg:y="9.962cm">
            <draw:image xlink:href="Pictures/10000201000000A30000016599B02AD1CE40F6F3.png" xlink:type="simple" xlink:show="embed" xlink:actuate="onLoad">
              <text:p/>
            </draw:image>
          </draw:frame>
          <draw:frame draw:style-name="gr11" draw:text-style-name="P8" draw:layer="layout" svg:width="3.745cm" svg:height="0.962cm" svg:x="19.341cm" svg:y="15.362cm">
            <draw:text-box>
              <text:p><text:span text:style-name="T3">Frontserver</text:span></text:p>
            </draw:text-box>
          </draw:frame>
        </draw:g>
        <draw:line draw:style-name="gr3" draw:text-style-name="P9" draw:layer="layout" svg:x1="22.741cm" svg:y1="12.762cm" svg:x2="33.8cm" svg:y2="12.8cm">
          <text:p/>
        </draw:line>
        <draw:line draw:style-name="gr3" draw:text-style-name="P9" draw:layer="layout" svg:x1="22.741cm" svg:y1="12.362cm" svg:x2="33.8cm" svg:y2="6.4cm">
          <text:p/>
        </draw:line>
        <draw:line draw:style-name="gr3" draw:text-style-name="P9" draw:layer="layout" svg:x1="22.741cm" svg:y1="13.162cm" svg:x2="33.8cm" svg:y2="19.2cm">
          <text:p/>
        </draw:line>
        <draw:g>
          <draw:frame draw:style-name="gr5" draw:text-style-name="P4" draw:layer="layout" svg:width="5.193cm" svg:height="3.403cm" svg:x="6.807cm" svg:y="11.2cm">
            <draw:image xlink:href="Pictures/10000201000001B900000121C1981583D88E9E9A.png" xlink:type="simple" xlink:show="embed" xlink:actuate="onLoad">
              <text:p/>
            </draw:image>
          </draw:frame>
          <draw:frame draw:style-name="gr12" draw:text-style-name="P10" draw:layer="layout" svg:width="2.119cm" svg:height="0.962cm" svg:x="8.344cm" svg:y="14.403cm">
            <draw:text-box>
              <text:p><text:span text:style-name="T3">Client</text:span></text:p>
            </draw:text-box>
          </draw:frame>
        </draw:g>
        <draw:line draw:style-name="gr3" draw:text-style-name="P9" draw:layer="layout" svg:x1="11.8cm" svg:y1="12.8cm" svg:x2="19.8cm" svg:y2="12.8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999cm" svg:x="1cm" svg:y="3.773cm"/>
      <draw:page-thumbnail draw:layer="backgroundobjects" svg:width="8.999cm" svg:height="4.999cm" svg:x="1cm" svg:y="12.349cm"/>
      <draw:page-thumbnail draw:layer="backgroundobjects" svg:width="8.999cm" svg:height="4.999cm" svg:x="1cm" svg:y="20.925cm"/>
      <draw:page-thumbnail draw:layer="backgroundobjects" svg:width="8.999cm" svg:height="4.999cm" svg:x="11cm" svg:y="3.773cm"/>
      <draw:page-thumbnail draw:layer="backgroundobjects" svg:width="8.999cm" svg:height="4.999cm" svg:x="11cm" svg:y="12.349cm"/>
      <draw:page-thumbnail draw:layer="backgroundobjects" svg:width="8.999cm" svg:height="4.999cm" svg:x="11cm" svg:y="20.925cm"/>
    </style:handout-master>
    <style:master-page style:name="Default" style:page-layout-name="PM1" draw:style-name="Mdp1">
      <draw:frame presentation:style-name="Default-title" draw:layer="backgroundobjects" svg:width="40.498cm" svg:height="4.174cm" svg:x="2.25cm" svg:y="0.996cm" presentation:class="title" presentation:placeholder="true">
        <draw:text-box/>
      </draw:frame>
      <draw:frame presentation:style-name="Default-outline1" draw:layer="backgroundobjects" svg:width="40.498cm" svg:height="14.499cm" svg:x="2.25cm" svg:y="5.85cm" presentation:class="outline" presentation:placeholder="true">
        <draw:text-box/>
      </draw:frame>
      <draw:frame presentation:style-name="Mpr1" draw:text-style-name="MP2" draw:layer="backgroundobjects" svg:width="10.483cm" svg:height="1.724cm" svg:x="2.2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3cm" svg:height="1.724cm" svg:x="15.3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3cm" svg:height="1.724cm" svg:x="32.265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20:00:27.657119222</dc:date>
    <dc:creator>Dennis Schulmeister-Zimolong</dc:creator>
    <meta:editing-duration>PT52M37S</meta:editing-duration>
    <meta:editing-cycles>17</meta:editing-cycles>
    <meta:generator>LibreOffice/5.4.4.2$Linux_X86_64 LibreOffice_project/40m0$Build-2</meta:generator>
    <meta:document-statistic meta:object-count="75"/>
  </office:meta>
</office:document-meta>
</file>